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68B100002E5CE046D004.svm" manifest:media-type=""/>
  <manifest:file-entry manifest:full-path="Pictures/2000000900003CF100002E95E86C5DA7.svm" manifest:media-type=""/>
  <manifest:file-entry manifest:full-path="Pictures/20000009000068650000334543D464F0.svm" manifest:media-type=""/>
  <manifest:file-entry manifest:full-path="Pictures/200000090000699600001901574B60E9.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13.944cm"/>
          <style:tab-stop style:position="16.999cm" style:type="right"/>
        </style:tab-stops>
      </style:paragraph-properties>
      <style:text-properties fo:font-size="8pt" officeooo:paragraph-rsid="00130ec7" style:font-size-asian="8pt" style:font-size-complex="8pt"/>
    </style:style>
    <style:style style:name="P2" style:family="paragraph" style:parent-style-name="Standard">
      <style:paragraph-properties fo:text-align="center" style:justify-single-word="false"/>
      <style:text-properties fo:color="#000000" style:font-name="Times New Roman" fo:font-size="12pt" fo:font-weight="bold" style:font-size-asian="12pt" style:font-weight-asian="bold" style:font-size-complex="12pt" style:font-weight-complex="bold"/>
    </style:style>
    <style:style style:name="P3" style:family="paragraph" style:parent-style-name="Standard">
      <style:paragraph-properties fo:text-align="justify" style:justify-single-word="false"/>
      <style:text-properties fo:color="#000000" style:font-name="Times New Roman"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5" style:family="paragraph" style:parent-style-name="Standard">
      <style:paragraph-properties fo:text-align="justify" style:justify-single-word="false">
        <style:tab-stops>
          <style:tab-stop style:position="1.826cm"/>
        </style:tab-stops>
      </style:paragraph-properties>
      <style:text-properties fo:color="#000000" style:font-name="Times New Roman" fo:font-size="12pt" style:font-size-asian="12pt" style:font-size-complex="12pt"/>
    </style:style>
    <style:style style:name="P6" style:family="paragraph" style:parent-style-name="Standard">
      <style:paragraph-properties fo:text-align="justify" style:justify-single-word="false"/>
      <style:text-properties fo:color="#000000" style:font-name="Times New Roman"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7" style:family="paragraph" style:parent-style-name="Standard">
      <style:paragraph-properties fo:text-align="justify" style:justify-single-word="false"/>
      <style:text-properties style:font-name="Times New Roman"/>
    </style:style>
    <style:style style:name="P8"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Times New Roman"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9"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Times New Roman"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10"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Times New Roman" fo:font-size="12pt" fo:font-style="normal" style:text-underline-style="none" fo:font-weight="normal" officeooo:paragraph-rsid="000c01ac" style:font-name-asian="Calibri-Bold" style:font-size-asian="12pt" style:font-style-asian="normal" style:font-weight-asian="normal" style:font-name-complex="Calibri-Bold" style:font-size-complex="12pt" style:font-style-complex="normal" style:font-weight-complex="normal"/>
    </style:style>
    <style:style style:name="P11"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Times New Roman"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12" style:family="paragraph" style:parent-style-name="Standard">
      <style:paragraph-properties fo:margin-left="0cm" fo:margin-right="0cm" fo:margin-top="0cm" fo:margin-bottom="0cm" style:contextual-spacing="false" fo:text-align="justify" style:justify-single-word="false" fo:text-indent="0cm" style:auto-text-indent="false" fo:padding="0cm" fo:border="none" style:shadow="none" style:text-autospace="none" style:join-border="false"/>
      <style:text-properties fo:color="#000000" style:font-name="Times New Roman" fo:font-size="12pt" fo:font-style="normal" style:text-underline-style="solid" style:text-underline-width="auto" style:text-underline-color="font-color" fo:font-weight="normal" style:font-name-asian="TTE1C28908t00" style:font-size-asian="12pt" style:font-style-asian="normal" style:font-weight-asian="normal" style:font-name-complex="TTE1C28908t00" style:font-size-complex="12pt" style:font-style-complex="normal" style:font-weight-complex="normal"/>
    </style:style>
    <style:style style:name="P13" style:family="paragraph" style:parent-style-name="Standard">
      <style:paragraph-properties fo:margin-left="0cm" fo:margin-right="0cm" fo:margin-top="0cm" fo:margin-bottom="0cm" style:contextual-spacing="false" fo:text-align="justify" style:justify-single-word="false" fo:text-indent="0cm" style:auto-text-indent="false" fo:padding="0cm" fo:border="none" style:shadow="none" style:text-autospace="none" style:join-border="false"/>
      <style:text-properties fo:color="#000000" style:font-name="Times New Roman"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14" style:family="paragraph" style:parent-style-name="Standard">
      <style:paragraph-properties fo:margin-left="0cm" fo:margin-right="0cm" fo:text-align="center" style:justify-single-word="false" fo:text-indent="0cm" style:auto-text-indent="false"/>
      <style:text-properties fo:color="#000000" style:font-name="Times New Roman" fo:font-size="12pt" style:font-size-asian="12pt" style:font-size-complex="12pt"/>
    </style:style>
    <style:style style:name="P15" style:family="paragraph" style:parent-style-name="Standard">
      <style:paragraph-properties fo:margin-top="0cm" fo:margin-bottom="0cm" style:contextual-spacing="false" fo:text-align="justify" style:justify-single-word="false" style:text-autospace="none"/>
      <style:text-properties fo:color="#000000" style:font-name="Times New Roman"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16" style:family="paragraph" style:parent-style-name="Standard">
      <style:paragraph-properties fo:margin-top="0cm" fo:margin-bottom="0cm" style:contextual-spacing="false" fo:text-align="justify" style:justify-single-word="false" style:text-autospace="none"/>
      <style:text-properties fo:color="#000000" style:font-name="Times New Roman" fo:font-size="12pt" fo:font-style="normal" style:text-underline-style="none" fo:font-weight="normal" officeooo:paragraph-rsid="000c01ac" style:font-name-asian="Calibri-Bold" style:font-size-asian="12pt" style:font-style-asian="normal" style:font-weight-asian="normal" style:font-name-complex="Calibri-Bold" style:font-size-complex="12pt" style:font-style-complex="normal" style:font-weight-complex="normal"/>
    </style:style>
    <style:style style:name="P17" style:family="paragraph" style:parent-style-name="Standard">
      <style:paragraph-properties fo:margin-top="0cm" fo:margin-bottom="0cm" style:contextual-spacing="false" fo:text-align="justify" style:justify-single-word="false" style:text-autospace="none"/>
      <style:text-properties fo:color="#000000" style:font-name="Times New Roman" fo:font-size="12pt" fo:font-style="normal" style:text-underline-style="none" fo:font-weight="normal" officeooo:rsid="000c01ac" officeooo:paragraph-rsid="000c01ac" style:font-name-asian="Calibri-Bold" style:font-size-asian="12pt" style:font-style-asian="normal" style:font-weight-asian="normal" style:font-name-complex="Calibri-Bold" style:font-size-complex="12pt" style:font-style-complex="normal" style:font-weight-complex="normal"/>
    </style:style>
    <style:style style:name="P18" style:family="paragraph" style:parent-style-name="Standard">
      <style:paragraph-properties fo:margin-top="0cm" fo:margin-bottom="0cm" style:contextual-spacing="false" fo:text-align="justify" style:justify-single-word="false" style:text-autospace="none"/>
      <style:text-properties fo:color="#000000" style:font-name="Times New Roman" fo:font-size="12pt" fo:font-style="normal" style:text-underline-style="none" fo:font-weight="bold" officeooo:rsid="000c01ac" officeooo:paragraph-rsid="000c01ac" style:font-name-asian="Calibri-Bold" style:font-size-asian="12pt" style:font-style-asian="normal" style:font-weight-asian="bold" style:font-name-complex="Calibri-Bold" style:font-size-complex="12pt" style:font-style-complex="normal" style:font-weight-complex="bold"/>
    </style:style>
    <style:style style:name="P19" style:family="paragraph" style:parent-style-name="Standard">
      <style:paragraph-properties fo:margin-top="0cm" fo:margin-bottom="0cm" style:contextual-spacing="false" fo:text-align="justify" style:justify-single-word="false" style:text-autospace="none"/>
      <style:text-properties fo:color="#000000" style:font-name="Times New Roman" fo:font-size="12pt" fo:font-weight="normal" officeooo:rsid="0010b9d3" officeooo:paragraph-rsid="0010b9d3" style:font-size-asian="12pt" style:font-weight-asian="normal" style:font-size-complex="12pt" style:font-weight-complex="normal"/>
    </style:style>
    <style:style style:name="P20" style:family="paragraph" style:parent-style-name="Standard">
      <style:paragraph-properties fo:margin-top="0cm" fo:margin-bottom="0cm" style:contextual-spacing="false" fo:text-align="justify" style:justify-single-word="false" style:text-autospace="none"/>
      <style:text-properties fo:color="#000000" style:font-name="Times New Roman" fo:font-size="12pt" fo:font-weight="bold" officeooo:rsid="000f3833" officeooo:paragraph-rsid="000f3833" style:font-size-asian="12pt" style:font-weight-asian="bold" style:font-size-complex="12pt" style:font-weight-complex="bold"/>
    </style:style>
    <style:style style:name="P21" style:family="paragraph" style:parent-style-name="Standard">
      <style:paragraph-properties fo:margin-top="0cm" fo:margin-bottom="0cm" style:contextual-spacing="false" fo:text-align="justify" style:justify-single-word="false" style:text-autospace="none"/>
      <style:text-properties fo:color="#000000" style:font-name="Times New Roman" fo:font-size="11pt" fo:font-style="normal" style:text-underline-style="none" fo:font-weight="normal" officeooo:rsid="000c01ac" officeooo:paragraph-rsid="000c01ac" style:font-name-asian="Calibri-Bold" style:font-size-asian="11pt" style:font-style-asian="normal" style:font-weight-asian="normal" style:font-name-complex="Calibri-Bold" style:font-size-complex="11pt" style:font-style-complex="normal" style:font-weight-complex="normal"/>
    </style:style>
    <style:style style:name="P22" style:family="paragraph" style:parent-style-name="Standard">
      <style:paragraph-properties fo:margin-top="0cm" fo:margin-bottom="0cm" style:contextual-spacing="false" fo:text-align="justify" style:justify-single-word="false" style:text-autospace="none">
        <style:tab-stops/>
      </style:paragraph-properties>
      <style:text-properties style:font-name="Times New Roman"/>
    </style:style>
    <style:style style:name="P23" style:family="paragraph" style:parent-style-name="Standard">
      <style:paragraph-properties fo:margin-top="0cm" fo:margin-bottom="0cm" style:contextual-spacing="false" fo:text-align="justify" style:justify-single-word="false" style:text-autospace="none"/>
      <style:text-properties style:font-name="Times New Roman" fo:font-size="12pt" officeooo:paragraph-rsid="000c01ac" style:font-size-asian="12pt" style:font-size-complex="12pt"/>
    </style:style>
    <style:style style:name="P24" style:family="paragraph" style:parent-style-name="Standard">
      <style:paragraph-properties fo:margin-top="0cm" fo:margin-bottom="0cm" style:contextual-spacing="false" fo:text-align="justify" style:justify-single-word="false"/>
      <style:text-properties style:font-name="Times New Roman" fo:font-size="12pt" officeooo:paragraph-rsid="000c01ac" style:font-size-asian="12pt" style:font-size-complex="12pt"/>
    </style:style>
    <style:style style:name="P25" style:family="paragraph" style:parent-style-name="Standard">
      <style:paragraph-properties fo:margin-top="0cm" fo:margin-bottom="0cm" style:contextual-spacing="false" fo:text-align="justify" style:justify-single-word="false"/>
      <style:text-properties style:font-name="Times New Roman" fo:font-size="12pt" fo:font-weight="bold" officeooo:paragraph-rsid="000c01ac" style:font-size-asian="12pt" style:font-weight-asian="bold" style:font-size-complex="12pt" style:font-weight-complex="bold"/>
    </style:style>
    <style:style style:name="P26" style:family="paragraph" style:parent-style-name="Standard">
      <style:paragraph-properties fo:margin-left="-1.588cm" fo:margin-right="0cm" fo:text-align="justify" style:justify-single-word="false" fo:text-indent="1.588cm" style:auto-text-indent="false"/>
      <style:text-properties fo:color="#000000" style:font-name="Times New Roman" fo:font-size="12pt" style:font-size-asian="12pt" style:font-size-complex="12pt"/>
    </style:style>
    <style:style style:name="P27" style:family="paragraph" style:parent-style-name="Standard">
      <style:paragraph-properties fo:margin-left="-1.588cm" fo:margin-right="0cm" fo:text-align="justify" style:justify-single-word="false" fo:text-indent="1.588cm" style:auto-text-indent="false"/>
      <style:text-properties fo:color="#000000" style:font-name="Times New Roman" fo:font-size="12pt" style:text-underline-style="none" style:font-size-asian="12pt" style:font-size-complex="12pt"/>
    </style:style>
    <style:style style:name="P28" style:family="paragraph" style:parent-style-name="Standard" style:master-page-name="Standard">
      <style:paragraph-properties fo:text-align="center" style:justify-single-word="false" style:page-number="auto"/>
      <style:text-properties fo:color="#000000" style:font-name="Times New Roman" fo:font-size="12pt" fo:font-weight="bold" style:font-size-asian="12pt" style:font-weight-asian="bold" style:font-size-complex="12pt" style:font-weight-complex="bold"/>
    </style:style>
    <style:style style:name="P29" style:family="paragraph" style:parent-style-name="Standard" style:list-style-name="L3">
      <style:paragraph-properties fo:text-align="justify" style:justify-single-word="false"/>
      <style:text-properties fo:color="#000000" style:font-name="Times New Roman"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30" style:family="paragraph" style:parent-style-name="Standard" style:list-style-name="L1">
      <style:paragraph-properties fo:margin-left="0cm" fo:margin-right="0cm" fo:margin-top="0cm" fo:margin-bottom="0cm" style:contextual-spacing="false" fo:text-align="start" style:justify-single-word="false" fo:text-indent="0cm" style:auto-text-indent="false" style:text-autospace="none"/>
      <style:text-properties fo:color="#000000" style:font-name="Times New Roman"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31" style:family="paragraph" style:parent-style-name="Standard" style:list-style-name="L1">
      <style:paragraph-properties fo:margin-left="0cm" fo:margin-right="0cm" fo:margin-top="0cm" fo:margin-bottom="0cm" style:contextual-spacing="false" fo:text-align="start" style:justify-single-word="false" fo:text-indent="0cm" style:auto-text-indent="false" style:text-autospace="none"/>
      <style:text-properties fo:color="#000000" style:font-name="Times New Roman" fo:font-size="12pt" fo:font-style="normal" style:text-underline-style="none" fo:font-weight="normal" officeooo:paragraph-rsid="000c01ac" style:font-name-asian="TTE1C28908t00" style:font-size-asian="12pt" style:font-style-asian="normal" style:font-weight-asian="normal" style:font-name-complex="TTE1C28908t00" style:font-size-complex="12pt" style:font-style-complex="normal" style:font-weight-complex="normal"/>
    </style:style>
    <style:style style:name="P32" style:family="paragraph" style:parent-style-name="Standard" style:list-style-name="L2">
      <style:paragraph-properties fo:margin-left="0cm" fo:margin-right="0cm" fo:margin-top="0cm" fo:margin-bottom="0cm" style:contextual-spacing="false" fo:text-align="justify" style:justify-single-word="false" fo:text-indent="0cm" style:auto-text-indent="false" style:text-autospace="none"/>
      <style:text-properties fo:color="#000000" style:font-name="Times New Roman" fo:font-size="12pt" fo:font-style="normal" style:text-underline-style="none" fo:font-weight="bold" style:font-name-asian="TTE1C28908t00" style:font-size-asian="12pt" style:font-style-asian="normal" style:font-weight-asian="bold" style:font-name-complex="TTE1C28908t00" style:font-size-complex="12pt" style:font-style-complex="normal" style:font-weight-complex="bold"/>
    </style:style>
    <style:style style:name="P33"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Times New Roman" fo:font-size="12pt" fo:font-weight="normal" style:font-size-asian="12pt" style:font-weight-asian="normal" style:font-size-complex="12pt" style:font-weight-complex="normal"/>
    </style:style>
    <style:style style:name="P34" style:family="paragraph" style:parent-style-name="Standard" style:list-style-name="L3">
      <style:paragraph-properties fo:margin-left="0cm" fo:margin-right="0cm" fo:text-align="justify" style:justify-single-word="false" fo:text-indent="-0.635cm" style:auto-text-indent="false"/>
      <style:text-properties style:font-name="Times New Roman"/>
    </style:style>
    <style:style style:name="P35" style:family="paragraph" style:parent-style-name="Standard" style:list-style-name="L3">
      <style:paragraph-properties fo:margin-left="0cm" fo:margin-right="0cm" fo:text-align="justify" style:justify-single-word="false" fo:text-indent="-0.635cm" style:auto-text-indent="false"/>
      <style:text-properties fo:color="#000000" style:font-name="Times New Roman"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36" style:family="paragraph" style:parent-style-name="Standard" style:list-style-name="L4">
      <style:paragraph-properties fo:margin-top="0cm" fo:margin-bottom="0cm" style:contextual-spacing="false" fo:text-align="justify" style:justify-single-word="false"/>
      <style:text-properties style:font-name="Times New Roman" fo:font-size="12pt" officeooo:paragraph-rsid="000c01ac" style:font-size-asian="12pt" style:font-size-complex="12pt"/>
    </style:style>
    <style:style style:name="P37" style:family="paragraph" style:parent-style-name="Standard" style:list-style-name="L5">
      <style:paragraph-properties fo:margin-top="0cm" fo:margin-bottom="0cm" style:contextual-spacing="false" fo:text-align="justify" style:justify-single-word="false"/>
      <style:text-properties style:font-name="Times New Roman" fo:font-size="12pt" officeooo:paragraph-rsid="000c01ac" style:font-size-asian="12pt" style:font-size-complex="12pt"/>
    </style:style>
    <style:style style:name="P38" style:family="paragraph" style:parent-style-name="Standard" style:list-style-name="L5">
      <style:paragraph-properties fo:margin-top="0cm" fo:margin-bottom="0cm" style:contextual-spacing="false" fo:text-align="justify" style:justify-single-word="false" style:text-autospace="none"/>
      <style:text-properties fo:color="#000000" style:font-name="Times New Roman" fo:font-size="12pt" fo:font-style="normal" style:text-underline-style="none" fo:font-weight="normal" officeooo:paragraph-rsid="000c01ac" style:font-name-asian="Calibri-Bold" style:font-size-asian="12pt" style:font-style-asian="normal" style:font-weight-asian="normal" style:font-name-complex="Calibri-Bold" style:font-size-complex="12pt" style:font-style-complex="normal" style:font-weight-complex="normal"/>
    </style:style>
    <style:style style:name="P39" style:family="paragraph" style:parent-style-name="Standard" style:list-style-name="L6">
      <style:paragraph-properties fo:margin-top="0cm" fo:margin-bottom="0cm" style:contextual-spacing="false" fo:text-align="justify" style:justify-single-word="false" style:text-autospace="none"/>
      <style:text-properties fo:color="#000000" style:font-name="Times New Roman" fo:font-size="12pt" fo:font-style="normal" style:text-underline-style="none" fo:font-weight="normal" officeooo:paragraph-rsid="000c01ac" style:font-name-asian="Calibri-Bold" style:font-size-asian="12pt" style:font-style-asian="normal" style:font-weight-asian="normal" style:font-name-complex="Calibri-Bold" style:font-size-complex="12pt" style:font-style-complex="normal" style:font-weight-complex="normal"/>
    </style:style>
    <style:style style:name="P40" style:family="paragraph" style:parent-style-name="Standard">
      <style:paragraph-properties fo:margin-top="0cm" fo:margin-bottom="0cm" style:contextual-spacing="false" fo:text-align="justify" style:justify-single-word="false" style:text-autospace="none"/>
      <style:text-properties fo:color="#000000" style:font-name="Times New Roman" fo:font-size="12pt" fo:font-style="normal" style:text-underline-style="none" fo:font-weight="normal" officeooo:paragraph-rsid="000c01ac" style:font-name-asian="Calibri-Bold" style:font-size-asian="12pt" style:font-style-asian="normal" style:font-weight-asian="normal" style:font-name-complex="Calibri-Bold" style:font-size-complex="12pt" style:font-style-complex="normal" style:font-weight-complex="normal"/>
    </style:style>
    <style:style style:name="P41" style:family="paragraph" style:parent-style-name="Standard" style:list-style-name="L7">
      <style:paragraph-properties fo:margin-top="0cm" fo:margin-bottom="0cm" style:contextual-spacing="false" fo:text-align="justify" style:justify-single-word="false" style:text-autospace="none"/>
      <style:text-properties fo:color="#000000" style:font-name="Times New Roman" fo:font-size="12pt" fo:font-style="normal" style:text-underline-style="none" fo:font-weight="normal" officeooo:rsid="000c01ac" officeooo:paragraph-rsid="000c01ac" style:font-name-asian="Calibri-Bold" style:font-size-asian="12pt" style:font-style-asian="normal" style:font-weight-asian="normal" style:font-name-complex="Calibri-Bold" style:font-size-complex="12pt" style:font-style-complex="normal" style:font-weight-complex="normal"/>
    </style:style>
    <style:style style:name="P42" style:family="paragraph" style:parent-style-name="Standard" style:list-style-name="L7">
      <style:paragraph-properties fo:margin-top="0cm" fo:margin-bottom="0cm" style:contextual-spacing="false" fo:text-align="justify" style:justify-single-word="false" style:text-autospace="none"/>
      <style:text-properties fo:color="#000000" style:font-name="Times New Roman" fo:font-size="12pt" fo:font-style="normal" style:text-underline-style="none" fo:font-weight="normal" officeooo:rsid="000ce93a" officeooo:paragraph-rsid="000c01ac" style:font-name-asian="Calibri-Bold" style:font-size-asian="12pt" style:font-style-asian="normal" style:font-weight-asian="normal" style:font-name-complex="Calibri-Bold" style:font-size-complex="12pt" style:font-style-complex="normal" style:font-weight-complex="normal"/>
    </style:style>
    <style:style style:name="P43" style:family="paragraph" style:parent-style-name="Standard" style:list-style-name="L7">
      <style:paragraph-properties fo:margin-top="0cm" fo:margin-bottom="0cm" style:contextual-spacing="false" fo:text-align="justify" style:justify-single-word="false" style:text-autospace="none"/>
      <style:text-properties fo:color="#000000" style:font-name="Times New Roman" fo:font-size="12pt" fo:font-style="normal" style:text-underline-style="none" fo:font-weight="normal" officeooo:rsid="000ce93a" officeooo:paragraph-rsid="000ce93a" style:font-name-asian="Calibri-Bold" style:font-size-asian="12pt" style:font-style-asian="normal" style:font-weight-asian="normal" style:font-name-complex="Calibri-Bold" style:font-size-complex="12pt" style:font-style-complex="normal" style:font-weight-complex="normal"/>
    </style:style>
    <style:style style:name="P44" style:family="paragraph" style:parent-style-name="Standard" style:list-style-name="L7">
      <style:paragraph-properties fo:margin-top="0cm" fo:margin-bottom="0cm" style:contextual-spacing="false" fo:text-align="justify" style:justify-single-word="false" style:text-autospace="none"/>
      <style:text-properties fo:color="#000000" style:font-name="Times New Roman" fo:font-size="12pt" fo:font-style="italic" style:text-underline-style="none" fo:font-weight="bold" officeooo:paragraph-rsid="000c01ac" style:font-name-asian="Calibri-Bold" style:font-size-asian="12pt" style:font-style-asian="italic" style:font-weight-asian="bold" style:font-name-complex="Calibri-Bold" style:font-size-complex="12pt" style:font-style-complex="italic" style:font-weight-complex="bold"/>
    </style:style>
    <style:style style:name="P45" style:family="paragraph" style:parent-style-name="Standard" style:list-style-name="L7">
      <style:paragraph-properties fo:margin-top="0cm" fo:margin-bottom="0cm" style:contextual-spacing="false" fo:text-align="justify" style:justify-single-word="false" style:text-autospace="none"/>
      <style:text-properties fo:color="#000000" style:font-name="Times New Roman" fo:font-size="12pt" fo:font-style="italic" style:text-underline-style="none" fo:font-weight="bold" officeooo:paragraph-rsid="000ce93a" style:font-name-asian="Calibri-Bold" style:font-size-asian="12pt" style:font-style-asian="italic" style:font-weight-asian="bold" style:font-name-complex="Calibri-Bold" style:font-size-complex="12pt" style:font-style-complex="italic" style:font-weight-complex="bold"/>
    </style:style>
    <style:style style:name="P46" style:family="paragraph" style:parent-style-name="Standard" style:list-style-name="L7">
      <style:paragraph-properties fo:margin-top="0cm" fo:margin-bottom="0cm" style:contextual-spacing="false" fo:text-align="justify" style:justify-single-word="false" style:text-autospace="none"/>
      <style:text-properties fo:color="#000000" style:font-name="Times New Roman" fo:font-size="12pt" fo:font-style="italic" style:text-underline-style="none" fo:font-weight="bold" officeooo:paragraph-rsid="000f3833" style:font-name-asian="Calibri-Bold" style:font-size-asian="12pt" style:font-style-asian="italic" style:font-weight-asian="bold" style:font-name-complex="Calibri-Bold" style:font-size-complex="12pt" style:font-style-complex="italic" style:font-weight-complex="bold"/>
    </style:style>
    <style:style style:name="P47" style:family="paragraph" style:parent-style-name="Standard" style:list-style-name="L7">
      <style:paragraph-properties fo:margin-top="0cm" fo:margin-bottom="0cm" style:contextual-spacing="false" fo:text-align="justify" style:justify-single-word="false" style:text-autospace="none"/>
      <style:text-properties fo:color="#000000" style:font-name="Times New Roman" fo:font-size="12pt" fo:font-weight="normal" officeooo:rsid="000f3833" officeooo:paragraph-rsid="000f3833" style:font-size-asian="12pt" style:font-weight-asian="normal" style:font-size-complex="12pt" style:font-weight-complex="normal"/>
    </style:style>
    <style:style style:name="P48" style:family="paragraph" style:parent-style-name="Standard" style:list-style-name="L7">
      <style:paragraph-properties fo:margin-top="0cm" fo:margin-bottom="0cm" style:contextual-spacing="false" fo:text-align="justify" style:justify-single-word="false" style:text-autospace="none"/>
      <style:text-properties fo:color="#000000" style:font-name="Times New Roman" fo:font-size="12pt" fo:font-weight="normal" officeooo:paragraph-rsid="0010b9d3" style:font-size-asian="12pt" style:font-weight-asian="normal" style:font-size-complex="12pt" style:font-weight-complex="normal"/>
    </style:style>
    <style:style style:name="T1" style:family="text">
      <style:text-properties officeooo:rsid="00130ec7"/>
    </style:style>
    <style:style style:name="T2" style:family="text">
      <style:text-properties fo:font-weight="bold" style:font-weight-asian="bold" style:font-weight-complex="bold"/>
    </style:style>
    <style:style style:name="T3" style:family="text">
      <style:text-properties fo:font-weight="bold" officeooo:rsid="0010b9d3"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fo:font-style="normal" fo:font-weight="normal" officeooo:rsid="000c01ac" style:font-style-asian="normal" style:font-weight-asian="normal" style:font-style-complex="normal" style:font-weight-complex="normal"/>
    </style:style>
    <style:style style:name="T7" style:family="text">
      <style:text-properties fo:font-style="normal" fo:font-weight="normal" officeooo:rsid="000ce93a" style:font-style-asian="normal" style:font-weight-asian="normal" style:font-style-complex="normal" style:font-weight-complex="normal"/>
    </style:style>
    <style:style style:name="T8" style:family="text">
      <style:text-properties fo:font-style="normal" fo:font-weight="normal" officeooo:rsid="000e111f" style:font-style-asian="normal" style:font-weight-asian="normal" style:font-style-complex="normal" style:font-weight-complex="normal"/>
    </style:style>
    <style:style style:name="T9" style:family="text">
      <style:text-properties fo:font-style="normal" fo:font-weight="normal" officeooo:rsid="000f3833" style:font-style-asian="normal" style:font-weight-asian="normal" style:font-style-complex="normal" style:font-weight-complex="normal"/>
    </style:style>
    <style:style style:name="T10" style:family="text">
      <style:text-properties fo:font-style="normal" fo:font-weight="normal" officeooo:rsid="0010b9d3" style:font-style-asian="normal" style:font-weight-asian="normal" style:font-style-complex="normal" style:font-weight-complex="normal"/>
    </style:style>
    <style:style style:name="T11" style:family="text">
      <style:text-properties fo:font-style="normal" style:text-underline-style="none" style:font-name-asian="TTE1C28908t00" style:font-style-asian="normal" style:font-name-complex="TTE1C28908t00" style:font-style-complex="normal"/>
    </style:style>
    <style:style style:name="T12" style:family="text">
      <style:text-properties fo:font-style="normal" style:text-underline-style="none" officeooo:rsid="000c01ac" style:font-name-asian="TTE1C28908t00" style:font-style-asian="normal" style:font-name-complex="TTE1C28908t00" style:font-style-complex="normal"/>
    </style:style>
    <style:style style:name="T13" style:family="text">
      <style:text-properties fo:font-style="normal" style:text-underline-style="none" officeooo:rsid="0010b9d3" style:font-name-asian="TTE1C28908t00" style:font-style-asian="normal" style:font-name-complex="TTE1C28908t00" style:font-style-complex="normal"/>
    </style:style>
    <style:style style:name="T14" style:family="text">
      <style:text-properties style:text-underline-style="none"/>
    </style:style>
    <style:style style:name="T15" style:family="text">
      <style:text-properties officeooo:rsid="000c01ac"/>
    </style:style>
    <style:style style:name="T16" style:family="text">
      <style:text-properties fo:color="#000000" fo:font-size="12pt" fo:font-style="normal" style:text-underline-style="none" fo:font-weight="bold" style:font-name-asian="TTE1C28908t00" style:font-size-asian="12pt" style:font-style-asian="normal" style:font-weight-asian="bold" style:font-name-complex="TTE1C28908t00" style:font-size-complex="12pt" style:font-style-complex="normal" style:font-weight-complex="bold"/>
    </style:style>
    <style:style style:name="T17" style:family="text">
      <style:text-properties fo:color="#000000" fo:font-size="12pt" fo:font-style="normal" style:text-underline-style="none" fo:font-weight="bold" officeooo:rsid="000c01ac" style:font-name-asian="TTE1C28908t00" style:font-size-asian="12pt" style:font-style-asian="normal" style:font-weight-asian="bold" style:font-name-complex="TTE1C28908t00" style:font-size-complex="12pt" style:font-style-complex="normal" style:font-weight-complex="bold"/>
    </style:style>
    <style:style style:name="T18" style:family="text">
      <style:text-properties style:text-position="super 58%"/>
    </style:style>
    <style:style style:name="T19" style:family="text">
      <style:text-properties officeooo:rsid="000ce93a"/>
    </style:style>
    <style:style style:name="T20" style:family="text">
      <style:text-properties officeooo:rsid="000f3833"/>
    </style:style>
    <style:style style:name="T21" style:family="text">
      <style:text-properties officeooo:rsid="0010b9d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fo:background-color="transparent" style:background-transparency="100%" style:mirror="none" fo:clip="rect(0.199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10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COMPTE-RENDU DU CONSEIL MUNICIPAL</text:p>
      <text:p text:style-name="P2">DE LA COMMUNE DE MONTREUIL-EN-TOURAINE</text:p>
      <text:p text:style-name="P3"/>
      <text:p text:style-name="P4">Nombre de conseillers en exercice : 13</text:p>
      <text:p text:style-name="P4">Nombre de présents : 11</text:p>
      <text:p text:style-name="P26">Nombre d’exprimés : 12</text:p>
      <text:p text:style-name="P26"><text:s/><text:tab/><text:tab/><text:tab/><text:tab/><text:tab/><text:tab/><text:tab/><text:tab/><text:span text:style-name="T14">Séance du 20 décembre 2013</text:span></text:p>
      <text:p text:style-name="P27">Date de la convocation :</text:p>
      <text:p text:style-name="P26">14 décembre 2013</text:p>
      <text:p text:style-name="P14"/>
      <text:p text:style-name="P14"/>
      <text:p text:style-name="P4">L’an deux mil treize le vingt décembre à dix huit heures, le Conseil Municipal de cette commune, régulièrement convoqué, s’est réuni au nombre prescrit par la loi, dans le lieu habituel de ses séances, sous la présidence de Monsieur Jean-Luc PADIOLLEAU, Maire.</text:p>
      <text:p text:style-name="P4"/>
      <text:p text:style-name="P5"><text:span text:style-name="T4">Présents</text:span> : Ms PADIOLLEAU, DEROGIS, GALIMANT, ROQUIN, ADUMEAU, GOHIER, <text:tab/>RONCIER</text:p>
      <text:p text:style-name="P5"><text:tab/>Mmes MORLEC, FRANCESCAT, DENIS, GENTILHOMME</text:p>
      <text:p text:style-name="P5"/>
      <text:p text:style-name="P5"><text:span text:style-name="T5">Absents</text:span> : M. <text:s/>MORLEC pouvoir à Mme MORLEC</text:p>
      <text:p text:style-name="P5"><text:tab/>Mme ULIVI .</text:p>
      <text:p text:style-name="P5"/>
      <text:p text:style-name="P5">Secrétaire de séance : M. DEROGIS Philippe</text:p>
      <text:p text:style-name="P4"/>
      <text:p text:style-name="P4"/>
      <text:p text:style-name="P3">Ordre du jour :</text:p>
      <text:list xml:id="list8118601570445603027" text:style-name="L1">
        <text:list-item>
          <text:list>
            <text:list-header>
              <text:p text:style-name="P31"><text:span text:style-name="T15">1 - </text:span>Révision des loyers suite à l'évolution des indices</text:p>
              <text:p text:style-name="P30"><text:span text:style-name="T15">2 - </text:span>Décision modificative budget assainissement pour crédits</text:p>
              <text:p text:style-name="P30"><text:span text:style-name="T15">3 - </text:span>Décision modificative budget communal pour opération d'ordres</text:p>
              <text:p text:style-name="P30"><text:span text:style-name="T15">4 - </text:span>IFTS Mme DEROUET Isabelle</text:p>
              <text:p text:style-name="P30"><text:span text:style-name="T15">5 - </text:span>Participation pour l'assainissement collectif (PAC)</text:p>
              <text:p text:style-name="P30"><text:span text:style-name="T15">6 - </text:span>Modification des statuts du syndicat mixte du Pays de Loire Touraine</text:p>
              <text:p text:style-name="P30"><text:span text:style-name="T15">7 - </text:span>Indemnité de conseil du comptable public</text:p>
              <text:p text:style-name="P30"><text:span text:style-name="T15">8 - </text:span>Achat du local de Monsieur GUILLARD</text:p>
              <text:p text:style-name="P30"><text:span text:style-name="T15">9 - </text:span>Questions diverses</text:p>
              <text:p text:style-name="P30"/>
            </text:list-header>
          </text:list>
        </text:list-item>
      </text:list>
      <text:p text:style-name="P13">Monsieur le Maire donne lecture du compte-rendu du précédent conseil municipal, celui-ci est approuvé à l'unanimité.</text:p>
      <text:p text:style-name="P12"/>
      <text:p text:style-name="P12"/>
      <text:p text:style-name="P12"/>
      <text:list xml:id="list3370047042486952559" text:style-name="L2">
        <text:list-header>
          <text:p text:style-name="P32">1 <text:span text:style-name="T15">- </text:span>Révision des loyers suite à l'évolution des indices</text:p>
        </text:list-header>
      </text:list>
      <text:p text:style-name="P11">M. Padiolleau, Maire, informe les conseillers municipaux de l'augmentation des loyers des logements communaux basée sur l'indice INSEE. Aucune délibération n'a été prise cette année mais des certificats administratifs relatifs à cette augmentation revêtent la signature électronique du Maire apposée à son insu. <text:s/>Néanmoins le calcul et les échéances du calcul de l'augmentation sont inscrits dans les baux de location, les nouveaux montants sont donc appliqués d<text:span text:style-name="T21">epuis</text:span> le mois d'août dernier.</text:p>
      <text:p text:style-name="P11"/>
      <text:p text:style-name="P11"/>
      <text:p text:style-name="P22"><text:span text:style-name="T17">2 - </text:span><text:span text:style-name="T16">Décision modificative n° 1- Budget assainissement</text:span></text:p>
      <text:list xml:id="list2640598580192802628" text:style-name="L3">
        <text:list-header>
          <text:p text:style-name="P34">Monsieur le Maire présente aux conseillers municipaux les affectations budgétaires rendues nécessaires pour le règlement des échéances de crédits. Elles s'établissent de la façon suivante :</text:p>
          <text:p text:style-name="P29"><draw:frame draw:style-name="fr1" draw:name="images1" text:anchor-type="paragraph" svg:width="16.999cm" svg:height="8.347cm" draw:z-index="0"><draw:image xlink:href="Pictures/20000009000068650000334543D464F0.svm" xlink:type="simple" xlink:show="embed" xlink:actuate="onLoad"/></draw:frame><text:soft-page-break/></text:p>
          <text:p text:style-name="P35">Le conseil adopte à l'unanimité la décision modificative présentée.</text:p>
        </text:list-header>
      </text:list>
      <text:p text:style-name="P6"/>
      <text:p text:style-name="P6"/>
      <text:p text:style-name="P8"><text:span text:style-name="T15">3 - </text:span>Décision modificative n° 5 - budget communal.</text:p>
      <text:p text:style-name="P9">Le chapitre 011 section de fonctionnement correspondant aux dépenses courantes présente un important dépassement budgétaire, il convient de rééquilibrer ce chapitre par une décision modificative :</text:p>
      <text:p text:style-name="P9"><draw:frame draw:style-name="fr2" draw:name="images2" text:anchor-type="paragraph" svg:x="-0.141cm" svg:y="0.314cm" svg:width="17.524cm" svg:height="13.954cm" draw:z-index="1"><draw:image xlink:href="Pictures/2000000900003CF100002E95E86C5DA7.svm" xlink:type="simple" xlink:show="embed" xlink:actuate="onLoad"/></draw:frame></text:p>
      <text:p text:style-name="P9"/>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33"><draw:frame draw:style-name="fr3" draw:name="images5" text:anchor-type="paragraph" svg:x="0.159cm" svg:y="0.302cm" svg:width="16.96cm" svg:height="7.509cm" draw:z-index="2"><draw:image xlink:href="Pictures/20000009000068B100002E5CE046D004.svm" xlink:type="simple" xlink:show="embed" xlink:actuate="onLoad"/></draw:frame><draw:frame draw:style-name="fr3" draw:name="images3" text:anchor-type="paragraph" svg:x="0.053cm" svg:y="7.953cm" svg:width="17.14cm" svg:height="4.016cm" draw:z-index="3"><draw:image xlink:href="Pictures/200000090000699600001901574B60E9.svm" xlink:type="simple" xlink:show="embed" xlink:actuate="onLoad"/></draw:frame><text:soft-page-break/><text:span text:style-name="T11">L'article 4581 opération 11 « sécurisation du bourg » n'a </text:span><text:span text:style-name="T12">pas </text:span><text:span text:style-name="T11">été rattaché au chapitre </text:span><text:span text:style-name="T13">adéquate </text:span><text:span text:style-name="T11">lors de la préparation du budget primitif il est donc nécessaire de voter une décision modificative pour rectifier cette erreur puisqu'elle impacte l'exécution du Budget.</text:span></text:p>
      <text:p text:style-name="P33"><text:span text:style-name="T11"/></text:p>
      <text:p text:style-name="P3"/>
      <text:p text:style-name="P3"><text:span text:style-name="T15">4 - </text:span>IFTS Mme DEROUET Isabelle</text:p>
      <text:p text:style-name="P15">M. Le Maire informe les membres du conseil municipal qu'à la suite du départ de Mme DEROUET Isabelle, secrétaire de Mairie, en novembre dernier et en l'absence d'agent à ce poste, il a été amené à gérer les missions qui étaient normalement confiées à la secrétaire de Mairie.</text:p>
      <text:p text:style-name="P15">A cette occasion, M. Padiolleau a remarqué à de nombreuses reprises des manquements dans l'exécution des tâches que  Mme DEROUET avait à mener. </text:p>
      <text:p text:style-name="P15">C'est pourquoi il informe les conseillers municipaux que, compte tenu des éléments évoqués, Mme DEROUET ne bénéficiera pas du 2ème versement de la prime.</text:p>
      <text:p text:style-name="P15"/>
      <text:p text:style-name="P15">Après discussion et en avoir délibéré, le conseil municipal approuve, à l'unanimité, <text:s/>la décision de Monsieur PADIOLLEAU.</text:p>
      <text:p text:style-name="P15"/>
      <text:p text:style-name="P15"/>
      <text:p text:style-name="P18">5 - Participation pour l'assainissement collectif (PAC)</text:p>
      <text:p text:style-name="P16">La participation pour l'assainissement collectif a été créée par l'article 30 de la loi de finances rectificative pour 2012 pour permettre le maintien du niveau actuel des recettes des services publics d'assainissement. Elle est destinée à remplacer la participation pour raccordement à l'égout (PRE), supprimée en tant que participation liée à l'autorisation d'urbanisme à compter du 1<text:span text:style-name="T18">er</text:span> juillet 2012.</text:p>
      <text:p text:style-name="P23"/>
      <text:p text:style-name="P24"><text:span text:style-name="T15">L</text:span>a PAC, définie par le Code de la Santé Publique, est une redevance destinée à couvrir les frais d’établissement de l’ouvrage public d’assainissement et permet aux usagers d’éviter les frais engendrés par un dispositif d’assainissement non collectif,</text:p>
      <text:p text:style-name="P24"/>
      <text:p text:style-name="P24">Le Conseil municipal ayant délibéré, </text:p>
      <text:p text:style-name="P24"/>
      <text:p text:style-name="P25"><text:soft-page-break/>décide à l'unanimité :</text:p>
      <text:list xml:id="list3577089662155863376" text:style-name="L4">
        <text:list-item>
          <text:p text:style-name="P36">qu’à compter du 1er juillet 2012, les modalités d'application de cette participation ainsi que les tarifs présentés ci-dessous seront appliqués ; </text:p>
        </text:list-item>
        <text:list-item>
          <text:p text:style-name="P36">d'autoriser le maire ou son représentant à signer toutes pièces relatives à cette participation <text:s/>et à prendre tous les actes nécessaires à l'exécution de la présente délibération; </text:p>
        </text:list-item>
      </text:list>
      <text:p text:style-name="P24"/>
      <text:p text:style-name="P25">arrête que :</text:p>
      <text:list xml:id="list9217687531697146655" text:style-name="L5">
        <text:list-item>
          <text:p text:style-name="P37">Le montant de la P.A.C. sera mis en recouvrement par la Commune dans la première année qui suit la demande de raccordement au réseau d'eaux usées. </text:p>
        </text:list-item>
        <text:list-item>
          <text:p text:style-name="P38"><text:s/>Le tarif est fixé à 3050 € HT versé en deux échéances avec un intervalle d'un an.</text:p>
        </text:list-item>
      </text:list>
      <text:p text:style-name="P17"/>
      <text:p text:style-name="P21"/>
      <text:p text:style-name="P18">6 - Modification des statuts du Syndicat Mixte Loire Touraine</text:p>
      <text:p text:style-name="P17">M. le Maire porte à la connaissance des conseillers municipaux les nouveaux statuts du syndicat.Ces derniers concernent principalement des modifications quant à la composition des communes et leur représentativité au sein du syndicat.</text:p>
      <text:p text:style-name="P17">Après échanges autour des compétences obligatoires et optionnelles, les membres approuvent à l'unanimité les nouveaux statuts.</text:p>
      <text:p text:style-name="P15"/>
      <text:p text:style-name="P15"/>
      <text:p text:style-name="P18">7 - Indemnité de conseil du comptable public</text:p>
      <text:p text:style-name="P16">La Trésorerie d'Amboise fait parvenir à la collectivité de Montreuil en Touraine le décompte de l'indemnité de conseil du comptable du Trésor Public. Cette dernière se calcule sur une moyenne du montant des dépenses des 3 derniers exercices, puis par application d'un pourcentage par tranche de dépenses. <text:span text:style-name="T15">Pour l'année 2013, l'indemnité s'élève à 400,68€ brut.</text:span></text:p>
      <text:p text:style-name="P17">Le conseil municipal approuve à la majorité , 3 voix contre, le versement de l'indemnité.</text:p>
      <text:p text:style-name="P17"/>
      <text:p text:style-name="P17"/>
      <text:p text:style-name="P18">8 – Achat du local de Monsieur Guillard </text:p>
      <text:p text:style-name="P10">Monsieur GUILLARD, propriétaire d'une grange sur la commune, souhaite vendre son bien immobilier pour la somme de <text:s/>70 000€ HT et propose la transaction à la municipalité.</text:p>
      <text:p text:style-name="P16">Le local, <text:span text:style-name="T15">de 90m²,</text:span> est en bon état et viabilisé, il pourrait permettre l'avancement d'un projet évoqué antérieurement concernant la création d'un <text:s/>commerce sur le territoire communal.</text:p>
      <text:p text:style-name="P16">En effet le bâtiment recevrait le matériel du service technique libérant ainsi leur local actuel. Ce dernier serait alors dédié à l'installation du commerce.</text:p>
      <text:p text:style-name="P17">Monsieur le Maire précise que l'ADAC a été contactée pour engager une étude sur ce projet, par ailleurs la communauté de commune du Val d'Amboise pourra apporter un soutien logistique.</text:p>
      <text:p text:style-name="P17">M. et Mme DUCROS sont intéressés par l'ouverture d'un commerce et proposent une distribution multiservices.</text:p>
      <text:p text:style-name="P17"><text:s/></text:p>
      <text:p text:style-name="P16">Après en avoir délibéré, les conseillers municipaux approuvent à l'unanimité le projet dans son principe,</text:p>
      <text:p text:style-name="P16">décident :</text:p>
      <text:list xml:id="list1447696269426702483" text:style-name="L6">
        <text:list-item>
          <text:p text:style-name="P39">qu'une seconde estimation du bien immobilier, propriété de M. GUILLARD, sera demandée aux services du domaine,</text:p>
        </text:list-item>
        <text:list-item>
          <text:p text:style-name="P39">autorisent le Maire à entreprendre toutes les démarches nécessaires à la mise en oeuvre du projet, à solliciter les services de l'ADAC et de la communauté de commune du Val d'Amboise.</text:p>
        </text:list-item>
      </text:list>
      <text:p text:style-name="P16"/>
      <text:p text:style-name="P16"/>
      <text:p text:style-name="P18">9 – Questions diverses</text:p>
      <text:list xml:id="list1451419448347486397" text:style-name="L7">
        <text:list-item>
          <text:p text:style-name="P44"><text:span text:style-name="T15">Place de stationnement : </text:span><text:span text:style-name="T6">Un véhicule se gare régulièrement rue du Bourg devant un chemin privé. Or l'emplacement occupé est mal éclairé et s'avère dangereux pour les véhicules circulant sur cette voie.</text:span></text:p>
          <text:p text:style-name="P44"><text:soft-page-break/><text:span text:style-name="T6">Monsieur le Maire déclare que le service municipal et l'élu responsable seront sollicités et </text:span><text:span text:style-name="T7">envisageront</text:span><text:span text:style-name="T6"> </text:span><text:span text:style-name="T7">une solution à mettre en oeuvre</text:span><text:span text:style-name="T6">.</text:span></text:p>
          <text:p text:style-name="P41"/>
        </text:list-item>
        <text:list-item>
          <text:p text:style-name="P44"><text:span text:style-name="T15">Aménagement rue du bourg :</text:span><text:span text:style-name="T6"> Les plots verts actuellement installés devant la Mairie </text:span><text:span text:style-name="T7">et sur le parking </text:span><text:span text:style-name="T6">vont </text:span><text:span text:style-name="T10">ê</text:span><text:span text:style-name="T6">tre remplacés par des barrières croisées modèle « province » alternées par des plots </text:span><text:span text:style-name="T7">tous deux de couleur grenat. La dépense était déjà inscrite au budget 2013, le projet est validé par l'ensemble de l'assemblée. </text:span></text:p>
          <text:p text:style-name="P42"/>
        </text:list-item>
        <text:list-item>
          <text:p text:style-name="P45"><text:span text:style-name="T19">RPI : souci à la cantine de Neuillé le Lierre</text:span><text:span text:style-name="T7"> : Dans le cadre du regroupement pédagogique intercommunal, les enfants de Montreuil en Touraine suivent le cycle scolaire niveau primaire à Neuillé le Lierre. Ces enfants sont amenés à fréquenter le restaurant scolaire. Or </text:span><text:span text:style-name="T8">Mme Franscescat, </text:span><text:span text:style-name="T10">conseillère municipale, </text:span><text:span text:style-name="T8"><text:s/>fait part </text:span><text:span text:style-name="T7">de dysfonctionnements d'encadrement signalés à plusieurs reprises </text:span><text:span text:style-name="T9">à l'autorité territoriale concernée</text:span><text:span text:style-name="T7">. </text:span><text:span text:style-name="T9">C</text:span><text:span text:style-name="T7">es manquements ont </text:span><text:span text:style-name="T9">dernièrement</text:span><text:span text:style-name="T7"> été évoqués en conseil d'école . La situation ne concerne pas directement la Municipalité et le </text:span><text:span text:style-name="T10">représentant de l'association</text:span><text:span text:style-name="T7"> des parents d'élèves devrait pouvoir intervenir pour défendre leur</text:span><text:span text:style-name="T8">s</text:span><text:span text:style-name="T7"> intérêt</text:span><text:span text:style-name="T8">s</text:span><text:span text:style-name="T7">. Cependant, </text:span><text:span text:style-name="T10">l</text:span><text:span text:style-name="T8">es </text:span><text:span text:style-name="T10">habitants de Montreuil en Touraine</text:span><text:span text:style-name="T8"> </text:span><text:span text:style-name="T10">étant affectés par cette situation</text:span><text:span text:style-name="T8">, M. Padiolleau évoquera la situation lors de la prochaine réunion RPI.</text:span><text:span text:style-name="T7"> </text:span></text:p>
          <text:p text:style-name="P43"/>
        </text:list-item>
        <text:list-item>
          <text:p text:style-name="P46"><text:span text:style-name="T20">Accès parking fête du pain</text:span><text:span text:style-name="T9"> </text:span><text:span text:style-name="T8">: </text:span><text:span text:style-name="T9">Afin d'avoir accès au parking lors de la fête du pain, la municipalité <text:s/>loue à un particulier une bande de terre. Il a été évoqué l'acquisition de cette parcelle. Monsieur Gohier, conseiller municipal en charge du dossier, expose au conseil les points mis en question : Le propriétaire propose un prix de vente de 5€ le m² (contre 3€ l'an passé) pour une parcelle de 960m² soit un coût de 4 800€. Jusqu'à présent la location s'élevait à 65€ annuel. L'investissement semble excessif pour l'utilité dégagée par cette acquisition. Par ailleurs en tant que locataire la municipalité n'est pas responsable de l'entretien de cette voie d'accès ce qui ne serait pas le cas dans le ca</text:span><text:span text:style-name="T10">s</text:span><text:span text:style-name="T9"> d'une acquisition.</text:span></text:p>
          <text:p text:style-name="P47">Après discussion, il est proposé le maintien de la location formalisée par un bail.</text:p>
          <text:p text:style-name="P47"/>
        </text:list-item>
        <text:list-item>
          <text:p text:style-name="P48"><text:span text:style-name="T3">Les vœux de la Municipalité</text:span><text:span text:style-name="T21"> auront lieu le 17 janvier 2014 à 18h salle des fêtes.</text:span></text:p>
        </text:list-item>
      </text:list>
      <text:p text:style-name="P20"/>
      <text:p text:style-name="P20"/>
      <text:p text:style-name="P19">La séance est levée à 20h 15</text:p>
      <text:p text:style-name="P20"/>
      <text:p text:style-name="P3">Le Maire,</text:p>
      <text:p text:style-name="P7"><text:span text:style-name="T2">Jean-Luc PADIOLLEAU<text:tab/></text:span><text:tab/><text:tab/><text:tab/><text:tab/>Les Conseillers Municipa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5z0" style:family="text">
      <style:text-properties style:font-name="Arial" style:font-name-asian="Times New Roman" style:font-name-complex="Arial"/>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St1z0"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3.944cm"/>
          <style:tab-stop style:position="16.999cm" style:type="right"/>
        </style:tab-stops>
      </style:paragraph-properties>
      <style:text-properties fo:font-size="8pt" officeooo:paragraph-rsid="00130ec7" style:font-size-asian="8pt" style:font-size-complex="8pt"/>
    </style:style>
    <style:style style:name="MT1" style:family="text">
      <style:text-properties officeooo:rsid="00130ec7"/>
    </style:style>
    <style:page-layout style:name="Mpm1">
      <style:page-layout-properties fo:page-width="20.999cm" fo:page-height="29.699cm" style:num-format="1" style:print-orientation="portrait" fo:margin-top="1.349cm" fo:margin-bottom="0.7cm" fo:margin-left="2cm" fo:margin-right="2.03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Conseil municipal du 20 décembre 2013<text:tab/>page <text:s/></text:span><text:span text:style-name="MT1"><text:page-number text:select-page="current">5</text:page-number></text:span><text:span text:style-name="MT1">/</text:span><text:span text:style-name="MT1"><text:page-count>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belle Derouet</meta:initial-creator>
    <meta:creation-date>2010-02-09T09:06:38.64</meta:creation-date>
    <dc:date>2014-01-27T14:01:02.87</dc:date>
    <meta:editing-duration>P5DT18H15M17S</meta:editing-duration>
    <meta:editing-cycles>268</meta:editing-cycles>
    <meta:generator>LibreOffice/4.0.0.3$Windows_x86 LibreOffice_project/7545bee9c2a0782548772a21bc84a9dcc583b89</meta:generator>
    <meta:print-date>2014-01-09T10:04:43.79</meta:print-date>
    <meta:document-statistic meta:table-count="0" meta:image-count="4" meta:object-count="0" meta:page-count="5" meta:paragraph-count="82" meta:word-count="1494" meta:character-count="9410" meta:non-whitespace-character-count="7985"/>
    <meta:user-defined meta:name="Info 1"/>
    <meta:user-defined meta:name="Info 2"/>
    <meta:user-defined meta:name="Info 3"/>
    <meta:user-defined meta:name="Info 4"/>
  </office:meta>
</office:document-meta>
</file>